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0e1" officeooo:paragraph-rsid="000040e1"/>
    </style:style>
    <style:style style:name="P2" style:family="paragraph" style:parent-style-name="Standard">
      <style:text-properties officeooo:rsid="000040e1" officeooo:paragraph-rsid="000188bb"/>
    </style:style>
    <style:style style:name="P3" style:family="paragraph" style:parent-style-name="Standard">
      <style:text-properties officeooo:rsid="000188bb" officeooo:paragraph-rsid="000188bb"/>
    </style:style>
    <style:style style:name="P4"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5" style:family="paragraph" style:parent-style-name="Standard">
      <style:text-properties fo:font-style="normal" style:text-underline-style="solid" style:text-underline-width="auto" style:text-underline-color="font-color" fo:font-weight="bold" officeooo:rsid="000040e1" officeooo:paragraph-rsid="000040e1"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rsid="000188bb" officeooo:paragraph-rsid="000188bb" style:font-style-asian="normal" style:font-weight-asian="normal" style:font-style-complex="normal" style:font-weight-complex="normal"/>
    </style:style>
    <style:style style:name="P7" style:family="paragraph" style:parent-style-name="Standard">
      <style:text-properties style:text-underline-style="none" fo:font-weight="normal" officeooo:rsid="00023ea1" officeooo:paragraph-rsid="00023ea1" style:font-weight-asian="normal" style:font-weight-complex="normal"/>
    </style:style>
    <style:style style:name="P8" style:family="paragraph" style:parent-style-name="Standard">
      <style:text-properties officeooo:rsid="00023ea1" officeooo:paragraph-rsid="00023ea1"/>
    </style:style>
    <style:style style:name="P9" style:family="paragraph" style:parent-style-name="Standard">
      <style:text-properties officeooo:rsid="00055a66" officeooo:paragraph-rsid="00055a66"/>
    </style:style>
    <style:style style:name="P10" style:family="paragraph" style:parent-style-name="Standard">
      <style:text-properties officeooo:rsid="000742b1" officeooo:paragraph-rsid="000742b1"/>
    </style:style>
    <style:style style:name="P11" style:family="paragraph" style:parent-style-name="Standard">
      <style:text-properties officeooo:rsid="00087cfc" officeooo:paragraph-rsid="00087cfc"/>
    </style:style>
    <style:style style:name="P12" style:family="paragraph" style:parent-style-name="Standard">
      <style:text-properties fo:font-weight="bold" officeooo:rsid="000040e1" officeooo:paragraph-rsid="000040e1" style:font-weight-asian="bold" style:font-weight-complex="bold"/>
    </style:style>
    <style:style style:name="P13" style:family="paragraph" style:parent-style-name="Standard">
      <style:text-properties officeooo:rsid="00087cfc" officeooo:paragraph-rsid="00087cfc"/>
    </style:style>
    <style:style style:name="P14" style:family="paragraph" style:parent-style-name="Standard">
      <style:text-properties officeooo:rsid="000b63f5" officeooo:paragraph-rsid="000b63f5"/>
    </style:style>
    <style:style style:name="P15" style:family="paragraph" style:parent-style-name="Standard">
      <style:text-properties officeooo:rsid="000be114" officeooo:paragraph-rsid="000be114"/>
    </style:style>
    <style:style style:name="T1" style:family="text">
      <style:text-properties officeooo:rsid="00023ea1"/>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xte : </text:p>
      <text:p text:style-name="P1"/>
      <text:p text:style-name="P3">OC Pizza est une jeune entreprise de vente de pizza en livraison ou à emporter. L’entreprise dispose déjà de 5 points de ventes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text:span text:style-name="T1">Faute de trouver l’outil dont elle rêve sur le marche, e</text:span>lle cherche à faire développer une solution sur mesure qui lui permettra d’avoir une gestion plus sereine.</text:p>
      <text:p text:style-name="P1"/>
      <text:p text:style-name="P5">Objectif : </text:p>
      <text:p text:style-name="P5"/>
      <text:p text:style-name="P6">La solution que nous sommes chargé de développer pour le groupe OC Pizza doit répondre impérativement à certaines attente qui ont été clairement énoncée lors du premier rendez-vous. </text:p>
      <text:p text:style-name="P6"/>
      <text:p text:style-name="P6">L’objectif principale est d’obtenir un outil permettant une gestion efficace des commandes à tout niveau, à savoir de la réception de la commande à la livraison de celle-ci, en passant par sa préparation. </text:p>
      <text:p text:style-name="P6"/>
      <text:p text:style-name="P6">L’outil doit permettre d’améliorer la gestion du stock en temps réel. En effet, il doit permettre de savoir à tout moment quels sont les ingrédients restant en stock et quelles sont les pizzas réalisables à partir de ces ingrédients.</text:p>
      <text:p text:style-name="P6"/>
      <text:p text:style-name="P6">L’outil doit permettre à tout moment de consulter la liste des commandes passées, en préparation et à venir. </text:p>
      <text:p text:style-name="P1"/>
      <text:p text:style-name="P3">La solution doit également permettre aux préparateur des commandes de consulter la recette de la pizza qu’ils sont en train de préparer. </text:p>
      <text:p text:style-name="P3"/>
      <text:p text:style-name="P3">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 </text:p>
      <text:p text:style-name="P3"><text:s/></text:p>
      <text:p text:style-name="P2"/>
      <text:p text:style-name="P4">Contraintes : </text:p>
      <text:p text:style-name="P4"/>
      <text:p text:style-name="P7">Le groupe OC Pizza est aujourd’hui composé de cinq établissement et compte s’agrandir. La solution proposée doit donc tenir compte de cette contrainte que ce soit pour la gestion des commandes et des livraisons. </text:p>
      <text:p text:style-name="P1"/>
      <text:p text:style-name="P4">Personnas :</text:p>
      <text:p text:style-name="P1"/>
      <text:p text:style-name="P9">Marion est une jeune médecin de 35ans et mère de trois enfants. Elle aime faire plaisir à ses enfants en faisant une soirée « pizza » une fois par semaine. Mais elle travaille beaucoup et n’a pas le temps de les préparer soit même. N’étant pas une adepte du surgelé, elle préfère faire appel à de vrai pizzaiolos pour préparer ses pizzas. Afin de passer le plus de temps possible avec ses enfants le soir, elle commande ses pizzas en ligne et se les fait livrer. </text:p>
      <text:p text:style-name="P9"/>
      <text:p text:style-name="P9"/>
      <text:p text:style-name="P1"/>
      <text:p text:style-name="P1"><text:soft-page-break/>Solution proposée : </text:p>
      <text:p text:style-name="P1"/>
      <text:p text:style-name="P9">Programme développé avec le langage python et utilisation du framework Django pour la partie web. Les données seront stockées dans une base PostgreSQL.</text:p>
      <text:p text:style-name="P1"/>
      <text:p text:style-name="P1">Détail des fonctionnalités : </text:p>
      <text:p text:style-name="P1"/>
      <text:p text:style-name="P1"/>
      <text:p text:style-name="P1"/>
      <text:p text:style-name="P1"/>
      <text:p text:style-name="P12">Processus de prise de commande : </text:p>
      <text:p text:style-name="P1"/>
      <text:p text:style-name="P10">La prise de commande peut se faire de différentes façon : </text:p>
      <text:p text:style-name="P10"/>
      <text:p text:style-name="P10">- Soit le client passe sa commande par le biais du vendeur, que ce soit en boutique ou par téléphone : <text:span text:style-name="T2">Cas d’utilisation « Commander une pizza - vendeur ».</text:span></text:p>
      <text:p text:style-name="P10"/>
      <text:p text:style-name="P10">- Soit le client passe sa commande directement par le site internet : Cas d’utilisation <text:span text:style-name="T2">« Commander une pizza - client »</text:span>. </text:p>
      <text:p text:style-name="P1"/>
      <text:p text:style-name="P10">Une fois la commande passée, le processus de gestion de celle-ci s’enclenche. </text:p>
      <text:p text:style-name="P10"/>
      <text:p text:style-name="P10">Plusieurs cas : </text:p>
      <text:p text:style-name="P10"/>
      <text:p text:style-name="P10">1. Le client souhaite venir retirer sa commande. Il a donc choisi le lieux de retrait au moment du passage de sa commande. La préparation est donc affectée directement au point de vente qu’il a choisi pour le retrait. </text:p>
      <text:p text:style-name="P10"/>
      <text:p text:style-name="P10">2. Le client a choisi de se faire livrer à domicile. La commande va donc être affectée au point de vente le moins chargé parmi ceux situés dans un rayon de 5 kilomètres par rapport à l’adresse de livraison (à condition que le point de vente dispose du stock d’ingrédient nécessaire pour réaliser la commande). Le but étant que la charge de travail soit réparti au moins pour les pizzaiolo tout en ne faisant pas préparer une pizza à l’autre bout de la ville pour en faciliter la livraison.</text:p>
      <text:p text:style-name="P10"/>
      <text:p text:style-name="P10"/>
      <text:p text:style-name="P11">Préparation de la commande  → <text:span text:style-name="T2">Cas d’utilisation « Préparation de la commande »</text:span></text:p>
      <text:p text:style-name="P11"/>
      <text:p text:style-name="P14">Le point de ventes concerné par la commande du client reçoit alors la commande qui vient s’ajouter <text:s/>à la liste des commande à préparer. </text:p>
      <text:p text:style-name="P14">Dès que l’un des pizzaiolo est disponible il clique sur la prochaine commande à préparer. Il reçoit alors la liste des pizzas à préparer pour cette commande et peut cliquer sur le nom d’une des pizza pour obtenir la liste des ingrédients de celle-ci. </text:p>
      <text:p text:style-name="P14">Le pizzaiolo prépare la pizza puis clique sur « Préparation terminée ». </text:p>
      <text:p text:style-name="P14">La commande passe alors au stade de la livraison. </text:p>
      <text:p text:style-name="P14"/>
      <text:p text:style-name="P14">Livraison de la commande → <text:span text:style-name="T3">Cas d’utilisation « Livraison de la commande »</text:span></text:p>
      <text:p text:style-name="P14"/>
      <text:p text:style-name="P14"/>
      <text:p text:style-name="P15">La liste des commande est mise à jour pour les livreurs. Le livreur le plus proche choisi de livrer cette commande il la selectionne (elle passe alors en livraison pour pas que d’autres livreur souhaitent la livrer également). Il va cherche la pizza, la livre puis indique que la pizza a bien été livrée. </text:p>
      <text:p text:style-name="P15"><text:soft-page-break/>Deux cas : </text:p>
      <text:p text:style-name="P15"/>
      <text:p text:style-name="P15">Soit le paiement a été fait directement sur internet.</text:p>
      <text:p text:style-name="P15"/>
      <text:p text:style-name="P15">Soit le client paye au moment de la réception de sa commande, auquel cas on ne valide la commande qu’une fois que le paiement a été validé. </text:p>
      <text:p text:style-name="P1"/>
      <text:p text:style-name="P1"/>
      <text:p text:style-name="P1"/>
      <text:p text:style-name="P8">Penser à la prise de commande sur place et la prise de commande par téléphone, qui nécessite également de la part du vendeur de saisir les informations du clients dans le logiciel. </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1:08:32.685870060</meta:creation-date>
    <dc:date>2017-11-26T16:54:39.328114686</dc:date>
    <meta:editing-duration>PT1H39M9S</meta:editing-duration>
    <meta:editing-cycles>6</meta:editing-cycles>
    <meta:generator>LibreOffice/5.1.6.2$Linux_X86_64 LibreOffice_project/10m0$Build-2</meta:generator>
    <meta:document-statistic meta:table-count="0" meta:image-count="0" meta:object-count="0" meta:page-count="3" meta:paragraph-count="36" meta:word-count="911" meta:character-count="5304" meta:non-whitespace-character-count="4397"/>
  </office:meta>
</office:document-meta>
</file>